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2.223cm" style:auto-text-indent="false"/>
      <style:text-properties officeooo:paragraph-rsid="0017afca"/>
    </style:style>
    <style:style style:name="P2" style:family="paragraph" style:parent-style-name="Standard">
      <style:paragraph-properties fo:margin-left="0cm" fo:margin-right="0cm" fo:text-align="justify" style:justify-single-word="false" fo:text-indent="2.223cm" style:auto-text-indent="false"/>
      <style:text-properties fo:font-size="14pt" officeooo:paragraph-rsid="0017afca" style:font-size-asian="14pt" style:font-size-complex="14pt"/>
    </style:style>
    <style:style style:name="P3" style:family="paragraph" style:parent-style-name="Standard">
      <style:paragraph-properties fo:margin-left="1.27cm" fo:margin-right="0cm" fo:text-align="center" style:justify-single-word="false" fo:text-indent="0.953cm" style:auto-text-indent="false"/>
      <style:text-properties officeooo:paragraph-rsid="0017afca"/>
    </style:style>
    <style:style style:name="P4" style:family="paragraph" style:parent-style-name="Standard">
      <style:paragraph-properties fo:margin-left="1.27cm" fo:margin-right="0cm" fo:text-align="center" style:justify-single-word="false" fo:text-indent="0.953cm" style:auto-text-indent="false"/>
      <style:text-properties fo:font-size="14pt" fo:language="ru" fo:country="RU" fo:font-weight="bold" officeooo:paragraph-rsid="0017afca" style:font-size-asian="14pt" style:font-weight-asian="bold" style:font-size-complex="14pt"/>
    </style:style>
    <style:style style:name="P5" style:family="paragraph" style:parent-style-name="Standard">
      <style:paragraph-properties fo:margin-left="1.27cm" fo:margin-right="0cm" fo:text-align="center" style:justify-single-word="false" fo:text-indent="0.953cm" style:auto-text-indent="false"/>
      <style:text-properties fo:font-size="14pt" fo:language="ru" fo:country="RU" officeooo:paragraph-rsid="0017afca" style:font-size-asian="14pt" style:font-size-complex="14pt"/>
    </style:style>
    <style:style style:name="P6" style:family="paragraph" style:parent-style-name="Standard">
      <style:paragraph-properties fo:margin-left="1.27cm" fo:margin-right="0cm" fo:text-align="justify" style:justify-single-word="false" fo:text-indent="0.953cm" style:auto-text-indent="false"/>
      <style:text-properties fo:font-size="14pt" officeooo:paragraph-rsid="0017afca" style:font-size-asian="14pt" style:font-size-complex="14pt"/>
    </style:style>
    <style:style style:name="P7" style:family="paragraph" style:parent-style-name="Standard">
      <style:paragraph-properties fo:margin-left="1.27cm" fo:margin-right="0cm" fo:text-align="justify" style:justify-single-word="false" fo:text-indent="0.953cm" style:auto-text-indent="false"/>
      <style:text-properties officeooo:paragraph-rsid="0017afca"/>
    </style:style>
    <style:style style:name="P8" style:family="paragraph" style:parent-style-name="Standard" style:master-page-name="Standard">
      <style:paragraph-properties fo:margin-left="1.27cm" fo:margin-right="0cm" fo:text-align="center" style:justify-single-word="false" fo:text-indent="0.953cm" style:auto-text-indent="false" style:page-number="auto"/>
      <style:text-properties fo:font-size="14pt" fo:font-weight="bold" officeooo:paragraph-rsid="0017afca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.988cm" fo:text-indent="2.223cm" style:auto-text-indent="false"/>
      <style:text-properties fo:font-size="14pt" officeooo:paragraph-rsid="0017afca" style:font-size-asian="14pt" style:font-size-complex="14pt"/>
    </style:style>
    <style:style style:name="P10" style:family="paragraph" style:parent-style-name="Standard">
      <style:paragraph-properties fo:margin-left="0cm" fo:margin-right="0.988cm" fo:text-indent="2.223cm" style:auto-text-indent="false"/>
      <style:text-properties officeooo:paragraph-rsid="0017af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7afca" style:font-size-asian="14pt" style:font-size-complex="14pt"/>
    </style:style>
    <style:style style:name="T4" style:family="text">
      <style:text-properties fo:font-size="14pt" officeooo:rsid="001995d8" style:font-size-asian="14pt" style:font-size-complex="14pt"/>
    </style:style>
    <style:style style:name="T5" style:family="text">
      <style:text-properties fo:font-size="14pt" officeooo:rsid="001995d8" style:font-size-asian="14pt"/>
    </style:style>
    <style:style style:name="T6" style:family="text">
      <style:text-properties fo:font-size="14pt" fo:language="ru" fo:country="RU" fo:font-weight="bold" style:font-size-asian="14pt" style:font-weight-asian="bold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en" fo:country="US" officeooo:rsid="0017afca" style:font-size-asian="14pt" style:font-size-complex="14pt"/>
    </style:style>
    <style:style style:name="T9" style:family="text">
      <style:text-properties fo:font-size="14pt" fo:language="uk" fo:country="UA" fo:font-weight="bold" officeooo:rsid="0017afca" style:font-size-asian="14pt" style:font-weight-asian="bold" style:font-size-complex="14pt"/>
    </style:style>
    <style:style style:name="T10" style:family="text">
      <style:text-properties fo:font-size="14pt" fo:language="uk" fo:country="UA" officeooo:rsid="0017afc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Рецензія</text:p>
      <text:p text:style-name="P3"><text:span text:style-name="T2">на </text:span><text:span text:style-name="T4">дипломну</text:span><text:span text:style-name="T2"> роботу</text:span></text:p>
      <text:p text:style-name="P3"><text:span text:style-name="T6">“</text:span><text:span text:style-name="T9">Мікропроцесорна система збору і обробки інформації</text:span><text:span text:style-name="T6">”</text:span></text:p>
      <text:p text:style-name="P4"/>
      <text:p text:style-name="P3"><text:span text:style-name="T7">студента </text:span><text:span text:style-name="T2">групи</text:span><text:span text:style-name="T7"> ФеІ-5</text:span><text:span text:style-name="T10">1с</text:span><text:span text:style-name="T7"> </text:span><text:span text:style-name="T10">Петришина Олега</text:span></text:p>
      <text:p text:style-name="P5"/>
      <text:p text:style-name="P5"/>
      <text:p text:style-name="P7"><text:span text:style-name="T2">Тема дипломної роботи є актуальною, оскільки пов’язана з розробкою автономних літальних апаратів. Такі автономні літальні апарати замінюють керовані людиною апарати в різних областях техніки та відкривають нові горизонти використання літальних апаратів, наприклад, для задач екологічного моніторингу, для моніторингу та автоматизованого керування транспортними потоками.</text:span></text:p>
      <text:p text:style-name="P7"><text:span text:style-name="T2">До позитивних сторін слід віднести те, що </text:span><text:span text:style-name="T3">р</text:span><text:span text:style-name="T2">еалізований двосторонній радіоканал </text:span><text:span text:style-name="T3">передачі інформації із датчиків квадролета на стаціонарну плату, опрацювання ультразвукового датчика висотоміра</text:span><text:span text:style-name="T2">. Додатково </text:span><text:span text:style-name="T3">реалізовано збереження даних у карту пам'яті формату </text:span><text:span text:style-name="T8">SD</text:span><text:span text:style-name="T2">. </text:span><text:span text:style-name="T3">Реалізований тестовий стенд, що поділяється на дві окремі частини: передавач і приймач.</text:span><text:span text:style-name="T2"> Розроблене сервісне програмне забезпечення моніторингу з використанням об’єктно-орієнтованого підходу в середовищі </text:span><text:span text:style-name="T8">Qt5</text:span><text:span text:style-name="T2">. </text:span><text:span text:style-name="T3">Розглянута ланка зв'язку може бути використана у сучасних системах.</text:span></text:p>
      <text:p text:style-name="P7"><text:span text:style-name="T2">Щодо недоліків роботи слід відзначити </text:span><text:span text:style-name="T3">те, що передача відео потоку децентралізовано від мікропроцесорної плати</text:span><text:span text:style-name="T2">.</text:span></text:p>
      <text:p text:style-name="P7"><text:span text:style-name="T2">Незважаючи на ці недоліки, магістерська робота </text:span><text:span text:style-name="T10">Петришина Олега</text:span><text:span text:style-name="T2"> заслуговує оцінки «відмінно».</text:span></text:p>
      <text:p text:style-name="P6"/>
      <text:p text:style-name="P6"/>
      <text:p text:style-name="P9"/>
      <text:p text:style-name="P9"/>
      <text:p text:style-name="P9">Доцент, к.т.н., </text:p>
      <text:p text:style-name="P9">доцент Львівського національного університету </text:p>
      <text:p text:style-name="P10"><text:span text:style-name="T2">«Львівська політехніка», кафедра ЕОМ</text:span></text:p>
      <text:p text:style-name="P2"/>
      <text:p text:style-name="P1"><text:span text:style-name="T5">3</text:span><text:span text:style-name="T1"> </text:span><text:span text:style-name="T5">червня</text:span><text:span text:style-name="T1"> 201</text:span><text:span text:style-name="T5">5</text:span><text:span text:style-name="T1"> року<text:tab/><text:tab/> <text:s text:c="4"/>_________________ Кремінь. В. 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06:02:40.678000000</meta:creation-date>
    <dc:date>2015-06-03T09:03:48.334000000</dc:date>
    <meta:editing-duration>PT2H37M13S</meta:editing-duration>
    <meta:editing-cycles>2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2" meta:word-count="165" meta:character-count="1378" meta:non-whitespace-character-count="1217"/>
  </office:meta>
</office:document-meta>
</file>